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nough Resign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[.A2]*[.B2]*[.C2]"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3]*[.B3]*[.C3]"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table:formula="of:=[.A4]*[.B4]*[.C4]"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/>
          <table:table-cell table:formula="of:=[.A5]*[.B5]*[.C5]"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formula="of:=SUM([.F2:.F5])" office:value-type="float" office:value="0.675" calcext:value-type="float">
            <text:p>0.67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t enough resign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table:formula="of:=[.A9]*[.B9]*[.C9]"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10]*[.B10]*[.C10]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[.A11]*[.B11]*[.C11]"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formula="of:=[.A12]*[.B12]*[.C12]" office:value-type="float" office:value="0.045" calcext:value-type="float">
            <text:p>0.0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formula="of:=SUM([.F9:.F12])" office:value-type="float" office:value="0.325" calcext:value-type="float">
            <text:p>0.3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2<text:span text:style-name="T1">nd</text:span> ref</text:p>
          </table:table-cell>
          <table:table-cell table:number-columns-repeated="7"/>
        </table:table-row>
        <table:table-row table:style-name="ro1">
          <table:table-cell table:formula="of:=[.F6]" office:value-type="float" office:value="0.675" calcext:value-type="float">
            <text:p>0.675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formula="of:=[.A16]*[.B16]" office:value-type="float" office:value="0.135" calcext:value-type="float">
            <text:p>0.135</text:p>
          </table:table-cell>
          <table:table-cell table:number-columns-repeated="2"/>
        </table:table-row>
        <table:table-row table:style-name="ro1">
          <table:table-cell table:formula="of:=[.F13]" office:value-type="float" office:value="0.325" calcext:value-type="float">
            <text:p>0.3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formula="of:=[.A17]*[.B17]*[.C17]*[.D17]*[.E17]" office:value-type="float" office:value="0.014625" calcext:value-type="float">
            <text:p>0.0146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16:.F17])" office:value-type="float" office:value="0.149625" calcext:value-type="float">
            <text:p>0.149625</text:p>
          </table:table-cell>
          <table:table-cell table:formula="of:=[.F18]*100" office:value-type="float" office:value="14.9625" calcext:value-type="float">
            <text:p>14.96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</text:p>
          </table:table-cell>
          <table:table-cell table:number-columns-repeated="7"/>
        </table:table-row>
        <table:table-row table:style-name="ro1">
          <table:table-cell table:formula="of:=[.F6]" office:value-type="float" office:value="0.675" calcext:value-type="float">
            <text:p>0.675</text:p>
          </table:table-cell>
          <table:table-cell office:value-type="float" office:value="0.8" calcext:value-type="float">
            <text:p>0.8</text:p>
          </table:table-cell>
          <table:table-cell table:number-columns-repeated="3"/>
          <table:table-cell table:formula="of:=[.A21]*[.B21]"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table:formula="of:=[.F13]" office:value-type="float" office:value="0.325" calcext:value-type="float">
            <text:p>0.3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formula="of:=[.A22]*[.B22]*[.C22]*[.D22]*[.E22]" office:value-type="float" office:value="0.0585" calcext:value-type="float">
            <text:p>0.058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21:.F22])" office:value-type="float" office:value="0.5985" calcext:value-type="float">
            <text:p>0.5985</text:p>
          </table:table-cell>
          <table:table-cell table:formula="of:=[.F23]*100" office:value-type="float" office:value="59.85" calcext:value-type="float">
            <text:p>59.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 Deal</text:p>
          </table:table-cell>
          <table:table-cell table:number-columns-repeated="7"/>
        </table:table-row>
        <table:table-row table:style-name="ro1">
          <table:table-cell table:formula="of:=[.F13]" office:value-type="float" office:value="0.325" calcext:value-type="float">
            <text:p>0.325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formula="of:=[.A26]*[.B26]" office:value-type="float" office:value="0.1625" calcext:value-type="float">
            <text:p>0.1625</text:p>
          </table:table-cell>
          <table:table-cell table:number-columns-repeated="2"/>
        </table:table-row>
        <table:table-row table:style-name="ro1">
          <table:table-cell table:formula="of:=[.F13]" office:value-type="float" office:value="0.325" calcext:value-type="float">
            <text:p>0.32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[.A27]*[.B27]*[.C27]*[.D27]" office:value-type="float" office:value="0.073125" calcext:value-type="float">
            <text:p>0.0731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UM([.F26:.F27])" office:value-type="float" office:value="0.235625" calcext:value-type="float">
            <text:p>0.235625</text:p>
          </table:table-cell>
          <table:table-cell table:formula="of:=[.F28]*100" office:value-type="float" office:value="23.5625" calcext:value-type="float">
            <text:p>23.56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ayed Deal</text:p>
          </table:table-cell>
          <table:table-cell table:number-columns-repeated="7"/>
        </table:table-row>
        <table:table-row table:style-name="ro1">
          <table:table-cell table:formula="of:=[.F13]" office:value-type="float" office:value="0.325" calcext:value-type="float">
            <text:p>0.325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[.A31]*[.B31]*[.C31]" office:value-type="float" office:value="0.01625" calcext:value-type="float">
            <text:p>0.01625</text:p>
          </table:table-cell>
          <table:table-cell table:formula="of:=[.F31]*100" office:value-type="float" office:value="1.625" calcext:value-type="float">
            <text:p>1.6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f:=[.F18]+[.F23]+[.F28]+[.F31]" office:value-type="float" office:value="1" calcext:value-type="float">
            <text:p>1</text:p>
          </table:table-cell>
          <table:table-cell table:formula="of:=SUM([.G1:.G31])" office:value-type="float" office:value="100" calcext:value-type="float">
            <text:p>100</text:p>
          </table:table-cell>
          <table:table-cell table:formula="of:=SUM([.H1:.H31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18:16:35.511337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5-22T15:38:46.991023088</meta:creation-date>
    <dc:date>2019-05-26T17:15:12.488911463</dc:date>
    <dc:creator>Jon Worth</dc:creator>
    <meta:editing-duration>PT22H40M56S</meta:editing-duration>
    <meta:editing-cycles>2</meta:editing-cycles>
    <meta:generator>LibreOffice/6.2.0.3$MacOSX_X86_64 LibreOffice_project/98c6a8a1c6c7b144ce3cc729e34964b47ce25d62</meta:generator>
    <meta:document-statistic meta:table-count="1" meta:cell-count="86" meta:object-count="0"/>
  </office:meta>
</office:document-meta>
</file>